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7:24:15">
            <text:p>2020/5/28 17:2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7:24:15">
            <text:p>2020/5/28 17:2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7:24:15">
            <text:p>2020/5/28 17:2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39cm" draw:caption-point-x="-0.61cm" draw:caption-point-y="1.52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float" office:value="30">
            <text:p>30</text:p>
          </table:table-cell>
          <table:table-cell table:style-name="ce34" office:value-type="string">
            <text:p>Breakthrough: Liquid Fuels at Room Temp by Converting CO2, Methane Directly</text:p>
          </table:table-cell>
          <table:table-cell table:style-name="ce36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36" office:value-type="string">
            <text:p>Oct 20, 2017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3T18:31:21.62">
            <text:p>05.23</text:p>
          </table:table-cell>
          <table:table-cell table:style-name="ce56"/>
          <table:table-cell table:style-name="ce64" office:value-type="date" office:date-value="2020-05-24T18:43:35.46">
            <text:p>05.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/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9">
            <text:p>39</text:p>
          </table:table-cell>
          <table:table-cell table:style-name="ce34" office:value-type="string">
            <text:p>簡単に始められる大気圧低温プラズマジェットの実験</text:p>
          </table:table-cell>
          <table:table-cell table:style-name="ce36" office:value-type="string">
            <text:p>http://www.kobe-kosen.ac.jp/activity/publication/kiyou/Kiyou11/Data/Vol50Paper087_092.pdf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</text:p>
          </table:table-cell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0">
            <text:p>40</text:p>
          </table:table-cell>
          <table:table-cell table:style-name="ce34" office:value-type="string">
            <text:p>プラズマ装置 </text:p>
          </table:table-cell>
          <table:table-cell table:style-name="ce36" office:value-type="string">
            <text:p>https://axel.as-1.co.jp/asone/s/I0060000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1">
            <text:p>41</text:p>
          </table:table-cell>
          <table:table-cell table:style-name="ce34" office:value-type="string">
            <text:p>ガソリン消費量</text:p>
          </table:table-cell>
          <table:table-cell table:style-name="ce36" office:value-type="string">
            <text:p>http://goodspeed-mumu.com/2018/08/21/carfree-crudeoil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4" table:formula="of:=NOW()" office:value-type="date" office:date-value="2020-05-28T17:24:12.58">
            <text:p>2020/5/28 17: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7:24:15.78">
            <text:p>2020/5/28 17:24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2.2)">
            <text:p>sn(12.2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7:24:15.79">
            <text:p>2020/5/28 17:2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7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7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8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5-28T17:24:15">
            <text:p>2020/5/28 17:24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3_docs.A1:3_docs.L61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2020/05/28</text:date>, <text:time>17:2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8T17:24:14.84</dc:date>
    <dc:creator>iwabuchi ken</dc:creator>
    <meta:editing-duration>P1DT6M31S</meta:editing-duration>
    <meta:editing-cycles>125</meta:editing-cycles>
    <meta:generator>OpenOffice/4.1.3$Win32 OpenOffice.org_project/413m1$Build-9783</meta:generator>
    <meta:document-statistic meta:table-count="7" meta:cell-count="798" meta:object-count="0"/>
  </office:meta>
</office:document-meta>
</file>